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b2b2b2" fo:font-size="18pt" fo:font-weight="bold" officeooo:paragraph-rsid="00075d5a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paragraph-rsid="00075d5a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075d5a"/>
    </style:style>
    <style:style style:name="P4" style:family="paragraph" style:parent-style-name="Standard">
      <style:text-properties officeooo:rsid="00075d5a" officeooo:paragraph-rsid="00075d5a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Appendix" style:list-style-name="L1">
      <style:text-properties officeooo:paragraph-rsid="00075d5a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75d5a" style:font-size-asian="18pt" style:font-weight-asian="bold" style:font-size-complex="18pt" style:font-weight-complex="bold"/>
    </style:style>
    <style:style style:name="T3" style:family="text">
      <style:text-properties officeooo:rsid="00075d5a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73143479721149560" text:style-name="L1">
        <text:list-header>
          <text:p text:style-name="P8">ภาคผนวก ก. </text:p>
          <text:p text:style-name="P8">การติดต<text:span text:style-name="T3">ั้</text:span>งเครื่องมือที่ใช้พัฒนาโปรแกรม</text:p>
        </text:list-header>
      </text:list>
      <text:p text:style-name="P3"><text:span text:style-name="T2">การติดตั้ง Java SE Development Kit 8 บน Ubuntu 16.04</text:span></text:p>
      <text:p text:style-name="P4"><text:span text:style-name="T1">การติดตั้ง Android Studio บน Ubuntu 16.04</text:span></text:p>
      <text:p text:style-name="P4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Appendix" style:family="paragraph" style:parent-style-name="Heading_20_1" style:default-outline-level="" style:list-style-name="">
      <style:paragraph-properties fo:margin-top="0.1665in" fo:margin-bottom="0.4165in" loext:contextual-spacing="true" fo:break-before="auto" fo:break-after="auto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Angsana New" style:font-family-complex="'Angsana New'" style:font-family-generic-complex="system" style:font-pitch-complex="variable" style:font-size-complex="17.5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1in" fo:margin-left="1.3783in" fo:margin-right="1in" style:writing-mode="lr-tb" style:layout-grid-color="#c0c0c0" style:layout-grid-lines="32" style:layout-grid-base-height="0.1665in" style:layout-grid-ruby-height="0.1354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4" style:page-layout-name="Mpm2" style:next-style-name="Converted13">
      <style:header>
        <text:p text:style-name="MP1"/>
        <text:p text:style-name="Header"/>
      </style:header>
    </style:master-page>
    <style:master-page style:name="Converted13" style:page-layout-name="Mpm2">
      <style:header>
        <text:p text:style-name="MP2"/>
        <text:p text:style-name="MP3"><text:span text:style-name="page_20_number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9:50:33.828004897</meta:creation-date>
    <dc:date>2017-06-04T20:50:33.455365028</dc:date>
    <meta:editing-duration>PT24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6" meta:character-count="126" meta:non-whitespace-character-count="111"/>
  </office:meta>
</office:document-meta>
</file>